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748e" officeooo:paragraph-rsid="001c748e"/>
    </style:style>
    <style:style style:name="P2" style:family="paragraph" style:parent-style-name="Standard">
      <style:paragraph-properties fo:text-align="start" style:justify-single-word="false"/>
      <style:text-properties officeooo:rsid="001c748e" officeooo:paragraph-rsid="001c74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D Rotation Term Project</text:p>
      <text:p text:style-name="P1">Implementation manual</text:p>
      <text:p text:style-name="P1"/>
      <text:p text:style-name="P2"><text:tab/>Our project is divided up into a few files. In rotate4.js, the actual image is generated, and the interface is handled. This is based on a version of cube.js linked from the professor's website. As this project was structured based on the cube rotation code, the other files such as MV.js and webgl-utils.js are taken directly from that project. In rotate_point_4d.js, the actual rotation code is implemented.</text:p>
      <text:p text:style-name="P2"><text:tab/>4D Rotation is implemented in several steps, and is based on modeling an n-dimensional rotation as a 3d rotation in a 3-dimensional subspace. Basically, we find the orthogonal 3-d subspace to the axis plane of rotation, intersecting the axis on a line. Then, the point to be rotation is transformed in terms of the subspace, which then allows a simple 3d rotation to be performed. Then the point is transformed back into 4-space. Internally, matrices are generated to perform each of these steps, though they have not been generalized enough that a single matrix could be returned and used to rotate all the po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12:55:17.490078000</meta:creation-date>
    <dc:date>2014-11-29T13:12:44.609357000</dc:date>
    <meta:editing-duration>PT37S</meta:editing-duration>
    <meta:editing-cycles>1</meta:editing-cycles>
    <meta:document-statistic meta:table-count="0" meta:image-count="0" meta:object-count="0" meta:page-count="1" meta:paragraph-count="4" meta:word-count="177" meta:character-count="1071" meta:non-whitespace-character-count="896"/>
    <meta:generator>LibreOffice/4.2.4.2$MacOSX_X86_64 LibreOffice_project/63150712c6d317d27ce2db16eb94c2f3d7b699f8</meta:generator>
  </office:meta>
</office:document-meta>
</file>